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26BA3AA5E98756691A4.png" manifest:media-type="image/png"/>
  <manifest:file-entry manifest:full-path="Pictures/10000000000003EC000001E8553CF1C06992E49E.png" manifest:media-type="image/png"/>
  <manifest:file-entry manifest:full-path="Pictures/10000000000003EE0000019B69BDF51421BAAB84.png" manifest:media-type="image/png"/>
  <manifest:file-entry manifest:full-path="Pictures/10000000000003EC0000032774989035BB9BD874.png" manifest:media-type="image/png"/>
  <manifest:file-entry manifest:full-path="Pictures/10000000000003ED00000251AFFAF5EA9A07344C.png" manifest:media-type="image/png"/>
  <manifest:file-entry manifest:full-path="Pictures/10000000000003EC00000287B0A11C87932E86AA.png" manifest:media-type="image/png"/>
  <manifest:file-entry manifest:full-path="Pictures/10000000000003EB0000020FB6B4EBBD3D1326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da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07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0.318cm" svg:y="-0.349cm" svg:width="17cm" svg:height="10.481cm" draw:z-index="0"><draw:image xlink:href="Pictures/10000000000003EC0000026BA3AA5E98756691A4.png" xlink:type="simple" xlink:show="embed" xlink:actuate="onLoad" draw:mime-type="image/png"/></draw:frame><draw:frame draw:style-name="fr3" draw:name="Изображение2" text:anchor-type="char" svg:x="0.318cm" svg:y="10.13cm" svg:width="17cm" svg:height="8.186cm" draw:z-index="1"><draw:image xlink:href="Pictures/10000000000003EC000001E8553CF1C06992E49E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3" text:anchor-type="char" svg:x="0.247cm" svg:y="0.309cm" svg:width="17cm" svg:height="6.944cm" draw:z-index="2"><draw:image xlink:href="Pictures/10000000000003EE0000019B69BDF51421BAAB84.png" xlink:type="simple" xlink:show="embed" xlink:actuate="onLoad" draw:mime-type="image/png"/></draw:frame></text:p>
      <text:p text:style-name="P1"><draw:frame draw:style-name="fr2" draw:name="Изображение4" text:anchor-type="char" svg:width="17cm" svg:height="13.663cm" draw:z-index="3"><draw:image xlink:href="Pictures/10000000000003EC0000032774989035BB9BD874.png" xlink:type="simple" xlink:show="embed" xlink:actuate="onLoad" draw:mime-type="image/png"/></draw:frame><draw:frame draw:style-name="fr1" draw:name="Изображение5" text:anchor-type="char" svg:x="0.018cm" svg:y="13.825cm" svg:width="17cm" svg:height="10.954cm" draw:z-index="4"><draw:image xlink:href="Pictures/10000000000003EC00000287B0A11C87932E86AA.png" xlink:type="simple" xlink:show="embed" xlink:actuate="onLoad" draw:mime-type="image/png"/></draw:frame><text:soft-page-break/></text:p>
      <text:p text:style-name="P1"><draw:frame draw:style-name="fr2" draw:name="Изображение6" text:anchor-type="char" svg:width="17cm" svg:height="8.932cm" draw:z-index="5"><draw:image xlink:href="Pictures/10000000000003EB0000020FB6B4EBBD3D13266A.png" xlink:type="simple" xlink:show="embed" xlink:actuate="onLoad" draw:mime-type="image/png"/></draw:frame><draw:frame draw:style-name="fr1" draw:name="Изображение7" text:anchor-type="char" svg:x="0cm" svg:y="9.066cm" svg:width="17cm" svg:height="10.029cm" draw:z-index="6"><draw:image xlink:href="Pictures/10000000000003ED00000251AFFAF5EA9A07344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02T19:29:01.146000000</dc:date>
    <meta:editing-duration>PT4M17S</meta:editing-duration>
    <meta:editing-cycles>5</meta:editing-cycles>
    <meta:document-statistic meta:table-count="0" meta:image-count="7" meta:object-count="0" meta:page-count="3" meta:paragraph-count="0" meta:word-count="0" meta:character-count="0" meta:non-whitespace-character-count="0"/>
  </office:meta>
</office:document-meta>
</file>